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bocal" svg:font-family="bocal" style:font-pitch="variable"/>
  </office:font-face-decls>
  <office:automatic-styles>
    <style:style style:name="P1" style:family="paragraph" style:parent-style-name="Text_20_body">
      <style:text-properties officeooo:rsid="000fb6cf" officeooo:paragraph-rsid="000fb6cf"/>
    </style:style>
    <style:style style:name="P2" style:family="paragraph" style:parent-style-name="Subtitle">
      <style:text-properties style:font-name="DejaVu Math TeX Gyre" officeooo:rsid="000fb6cf" officeooo:paragraph-rsid="000fb6cf"/>
    </style:style>
    <style:style style:name="P3" style:family="paragraph" style:parent-style-name="Text_20_body">
      <style:text-properties style:font-name="DejaVu Math TeX Gyre" officeooo:rsid="000fb6cf" officeooo:paragraph-rsid="000fb6cf"/>
    </style:style>
    <style:style style:name="P4" style:family="paragraph" style:parent-style-name="Text_20_body">
      <style:text-properties officeooo:paragraph-rsid="000fb6cf"/>
    </style:style>
    <style:style style:name="P5" style:family="paragraph" style:parent-style-name="Text_20_body">
      <style:text-properties fo:font-style="italic" style:text-underline-style="none" officeooo:rsid="000fb6cf" officeooo:paragraph-rsid="000fb6cf" style:font-style-asian="italic" style:font-style-complex="italic"/>
    </style:style>
    <style:style style:name="P6" style:family="paragraph" style:parent-style-name="Title">
      <style:paragraph-properties fo:text-align="center" style:justify-single-word="false"/>
      <style:text-properties style:font-name="bocal" officeooo:rsid="000fb6cf" officeooo:paragraph-rsid="000fb6cf"/>
    </style:style>
    <style:style style:name="P7" style:family="paragraph" style:parent-style-name="Heading_20_1">
      <style:text-properties style:font-name="DejaVu Math TeX Gyre" officeooo:rsid="000fb6cf" officeooo:paragraph-rsid="000fb6cf"/>
    </style:style>
    <style:style style:name="P8" style:family="paragraph" style:parent-style-name="Heading_20_1">
      <style:text-properties officeooo:rsid="000fb6cf" officeooo:paragraph-rsid="000fb6cf"/>
    </style:style>
    <style:style style:name="P9" style:family="paragraph" style:parent-style-name="Text_20_body" style:list-style-name="L1">
      <style:text-properties officeooo:paragraph-rsid="000fb6cf"/>
    </style:style>
    <style:style style:name="P10" style:family="paragraph" style:parent-style-name="Text_20_body" style:list-style-name="L1">
      <style:text-properties fo:font-style="normal" style:text-underline-style="none" officeooo:rsid="000fb6cf" officeooo:paragraph-rsid="000fb6cf" style:font-style-asian="normal" style:font-style-complex="normal"/>
    </style:style>
    <style:style style:name="P11" style:family="paragraph" style:parent-style-name="Text_20_body" style:list-style-name="L1">
      <style:text-properties fo:font-style="italic" style:text-underline-style="solid" style:text-underline-width="auto" style:text-underline-color="font-color" officeooo:rsid="000fb6cf" officeooo:paragraph-rsid="000fb6cf" style:font-style-asian="italic" style:font-style-complex="italic"/>
    </style:style>
    <style:style style:name="P12" style:family="paragraph" style:parent-style-name="Text_20_body" style:list-style-name="L1">
      <style:text-properties fo:font-style="italic" style:text-underline-style="none" officeooo:rsid="000fb6cf" officeooo:paragraph-rsid="000fb6cf" style:font-style-asian="italic" style:font-style-complex="italic"/>
    </style:style>
    <style:style style:name="P13" style:family="paragraph" style:parent-style-name="Text_20_body">
      <style:text-properties style:font-name="DejaVu Math TeX Gyre" fo:font-style="normal" style:text-underline-style="none" officeooo:rsid="000fb6cf" officeooo:paragraph-rsid="000fb6cf" style:font-style-asian="normal" style:font-style-complex="normal"/>
    </style:style>
    <style:style style:name="P14" style:family="paragraph" style:parent-style-name="Text_20_body" style:list-style-name="L2">
      <style:text-properties style:font-name="DejaVu Math TeX Gyre" fo:font-style="normal" style:text-underline-style="none" officeooo:rsid="000fb6cf" officeooo:paragraph-rsid="000fb6cf" style:font-style-asian="normal" style:font-style-complex="normal"/>
    </style:style>
    <style:style style:name="T1" style:family="text">
      <style:text-properties officeooo:rsid="000fb6cf"/>
    </style:style>
    <style:style style:name="T2" style:family="text">
      <style:text-properties style:font-name="DejaVu Math TeX Gyre"/>
    </style:style>
    <style:style style:name="T3" style:family="text">
      <style:text-properties style:font-name="DejaVu Math TeX Gyre" officeooo:rsid="000fb6cf"/>
    </style:style>
    <style:style style:name="T4" style:family="text">
      <style:text-properties style:font-name="DejaVu Math TeX Gyre" fo:font-style="italic" style:text-underline-style="solid" style:text-underline-width="auto" style:text-underline-color="font-color" style:font-style-asian="italic" style:font-style-complex="italic"/>
    </style:style>
    <style:style style:name="T5" style:family="text">
      <style:text-properties style:font-name="DejaVu Math TeX Gyre" fo:font-style="italic" style:text-underline-style="solid" style:text-underline-width="auto" style:text-underline-color="font-color" officeooo:rsid="000fb6cf" style:font-style-asian="italic" style:font-style-complex="italic"/>
    </style:style>
    <style:style style:name="T6" style:family="text">
      <style:text-properties style:font-name="DejaVu Math TeX Gyre" fo:font-style="normal" style:text-underline-style="none" style:font-style-asian="normal" style:font-style-complex="normal"/>
    </style:style>
    <style:style style:name="T7" style:family="text">
      <style:text-properties style:font-name="DejaVu Math TeX Gyre" fo:font-style="normal" style:text-underline-style="none" officeooo:rsid="000fb6cf" style:font-style-asian="normal" style:font-style-complex="normal"/>
    </style:style>
    <style:style style:name="T8" style:family="text">
      <style:text-properties style:font-name="DejaVu Math TeX Gyre" fo:font-style="normal" style:font-style-asian="normal" style:font-style-complex="normal"/>
    </style:style>
    <style:style style:name="T9" style:family="text">
      <style:text-properties style:font-name="DejaVu Math TeX Gyre" style:text-underline-style="solid" style:text-underline-width="auto" style:text-underline-color="font-color"/>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normal" style:text-underline-style="none" style:font-style-asian="normal" style:font-style-complex="normal"/>
    </style:style>
    <style:style style:name="T13" style:family="text">
      <style:text-properties fo:language="fr" fo:country="FR" officeooo:rsid="000fb6cf"/>
    </style:style>
    <style:style style:name="T14" style:family="text">
      <style:text-properties fo:language="zxx" fo:country="none" fo:font-style="normal" style:text-underline-style="none" style:language-asian="zxx" style:country-asian="none" style:font-style-asian="normal" style:language-complex="zxx" style:country-complex="none"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ivret TalENS SF2 2023-2024</text:p>
      <text:p text:style-name="P2">Matthieu BOYER – Sciences Fondamentales</text:p>
      <text:p text:style-name="P3"/>
      <text:p text:style-name="P3"><text:tab/>Dans mes séances cette année (sauf 2), j’ai décidé de m’attaquer d’un point de vue mathématique à des problèmes de la vie de tous les jours. Le but de chaque séance était de voir comment des outils mathématiques (trop ?) complexes étaient applicables à des problèmes plus ou moins mathématiques au départ. <text:line-break/>Pour cela, j’ai choisi d’adopter le plan de cours suivant: </text:p>
      <text:h text:style-name="P7" text:outline-level="1">Plan de Cours</text:h>
      <text:list text:style-name="L1">
        <text:list-item>
          <text:p text:style-name="P9"><text:span text:style-name="T5">Kilométrage, Hébreu, Monstruosité et Cartes à jouer</text:span><text:span text:style-name="T7"> :</text:span><text:span text:style-name="T3"> Nombres et Nombres de Nombres</text:span></text:p>
        </text:list-item>
        <text:list-item>
          <text:p text:style-name="P9"><text:span text:style-name="T5">Goûters, Socialisme, Chaleur et PB&amp;J</text:span><text:span text:style-name="T7"> : Sur un théorème de partage des Nouilles</text:span></text:p>
        </text:list-item>
        <text:list-item>
          <text:p text:style-name="P10"><text:span text:style-name="T4">Inazuma Eleven, Puzzles et Angles Droits</text:span><text:span text:style-name="T2"> : Polynômes et Tracé des Fonctions Polynomiales</text:span></text:p>
        </text:list-item>
        <text:list-item>
          <text:p text:style-name="P11"><text:span text:style-name="T2">Parpaing, Yu-Gi-Oh et Elastique</text:span><text:span text:style-name="T6"> : Sur les trajectoires des boules de billard</text:span></text:p>
        </text:list-item>
        <text:list-item>
          <text:p text:style-name="P11"><text:span text:style-name="T2">Rrrrr, Shadoks et Craies</text:span><text:span text:style-name="T6"> : Sur le jeu de société </text:span><text:span text:style-name="T8">Lights Out !</text:span></text:p>
        </text:list-item>
        <text:list-item>
          <text:p text:style-name="P12"><text:span text:style-name="T9">Sauvons les Rôlistes, Boule au ventre et Signalisation</text:span><text:span text:style-name="T8"> : Sur une propriété apparemment unique des boules.</text:span></text:p>
        </text:list-item>
      </text:list>
      <text:p text:style-name="P5"><text:span text:style-name="T8"/></text:p>
      <text:p text:style-name="P13">À ces séances s’ajoutaient 3 séances culturelles : </text:p>
      <text:list text:style-name="L2">
        <text:list-item>
          <text:p text:style-name="P14">Sortie au Musée Carnavalet</text:p>
        </text:list-item>
        <text:list-item>
          <text:p text:style-name="P14">Sortie à la Maison Poincaré</text:p>
        </text:list-item>
        <text:list-item>
          <text:p text:style-name="P14">Après-midi Jeux de Société et Théorie de l’Information</text:p>
        </text:list-item>
      </text:list>
      <text:h text:style-name="P8" text:outline-level="1">Séance 1</text:h>
      <text:p text:style-name="P1">Ce premier cours d’introduction est le seul qui ne part pas d’une observation d’un problème/d’une interrogation. Il répondait à une demande des élèves de parler des nombres rationnels et réels et consistait donc en une présentation de quelques uns des ensembles de nombres les plus importants en abordant avec ceci la notion de bijection, d’ensemble et de cardinal, fini ou infini, ce qui a causé quelques creusage de tête…</text:p>
      <text:h text:style-name="P8" text:outline-level="1"><text:soft-page-break/>Séance 2</text:h>
      <text:p text:style-name="P1">Ce second cours fut le premier d’application de la méthode de modélisation pour l’apprentissage qui fut reprise par la suite. Partant de l’interrogation suivante : “Peut-on couper un gâteau équitablement en fonction des préférences de chacun ?”, nous introduisîmes des bouts de théorie de la mesure et (grossière erreur de ma part) le théorème de Borsuk-Ulam, afin de l’appliquer à un système intégral bien choisi. </text:p>
      <text:h text:style-name="P8" text:outline-level="1">Séance 3</text:h>
      <text:p text:style-name="P1">Dans ce cours, nous partîmes de la constatation (prématurée, les élèves n’étant qu’en première, les équations de dynamique leur échappent) que le tracé de fonctions polynomiales est une nécessité pour la résolution de nombreux problèmes. Nous VIM rapidement et sans le dire la notion d’abaque, la notion formelle de polynôme, et avec quelques algorithmes s’appuyant sur les polynômes, la notion de complexité avec la notation de Landau. Enfin, nous nous penchâmes sur l’algorithme de Horner et son application graphique par la méthode de l’Orthogone de Lill. </text:p>
      <text:h text:style-name="P8" text:outline-level="1">Séance 4</text:h>
      <text:p text:style-name="P4"><text:span text:style-name="T1">Ce quatrième cours marquait le retour aux problèmes moins mathématiques au départ. Nous nous intéressâmes à la trajectoire des boules de billard sur une table sans trou. Nous nous demandâmes ceci : “Est-il possible de faire un nombre donné de rebonds et de revenir à notre point de départ en jouant au billard ?”. En introduisant quelques notions de topologie générale </text:span><text:span text:style-name="T13">dont la fermeture, la convexité et la bornitude, puis en étudiant les lois de Snell-Descartes, nous démontrâmes que oui en considérant un polygone particulier. </text:span></text:p>
      <text:h text:style-name="P8" text:outline-level="1">Séance 5</text:h>
      <text:p text:style-name="P1">De même que précédemment, nous regardâmes dans ce cours inspiré par <text:span text:style-name="T10">Physics for the Birds </text:span>le jeu de société <text:span text:style-name="T11">Lights Out!</text:span><text:span text:style-name="T12"> q</text:span><text:span text:style-name="T14">ui consiste à éteindre toutes les lampes d'un plateau en appuyant dessus, modifiant ainsi l'état de la lampe ainsi que les états des lampes adjacentes. Nous nous appuyâmes pour la résolution d'une extension du jeu sur l'arithmétique modulaire en base première, la théorie des applications linéaires sur les puissances d'un corps, ici fini, et l'inversion matricielle par l'algorithme du pivot de Gauss. </text:span></text:p>
      <text:h text:style-name="P8" text:outline-level="1">Séance 6</text:h>
      <text:p text:style-name="P1">Dans ce cours plus mathématique, nous nous penchâmes sur le fait étrange que la dérivée de l’aire d’un disque soit l’aire du périmètre du cercle associé, et que la dérivée du volume d’un cube soit malheureusement deux fois son aire. En nous penchant rapidement sur la notion de solide, en définissant les volumes avec la théorie de la mesure introduite au cours 2, nous démontrâmes qu’en réalité, le fait observable pour la boule est généralisable en considérant des familles lisse mono-variées de formes en dimension finie avec une définition donnée de volume et d’aire, avec un changement de variable vers le rayon de la boule inscrit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bocal" svg:font-family="boc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09:40:14.120179105</meta:creation-date>
    <dc:date>2024-04-27T20:18:21.761862842</dc:date>
    <meta:editing-duration>PT45M48S</meta:editing-duration>
    <meta:editing-cycles>2</meta:editing-cycles>
    <meta:generator>LibreOffice/7.6.5.2$Linux_X86_64 LibreOffice_project/60$Build-2</meta:generator>
    <meta:document-statistic meta:table-count="0" meta:image-count="0" meta:object-count="0" meta:page-count="2" meta:paragraph-count="26" meta:word-count="693" meta:character-count="4250" meta:non-whitespace-character-count="3582"/>
  </office:meta>
</office:document-meta>
</file>